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489d8" draw:marker-end="Arrowheads_20_7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1489d8" draw:marker-end="Arrowheads_20_9" draw:marker-end-width="0.3cm" draw:fill="none" draw:textarea-vertical-align="middle" loext:decorative="false"/>
    </style:style>
    <style:style style:name="gr3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3.984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1.43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1489d8" draw:marker-end="Arrowheads_20_8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1489d8" draw:marker-end="Arrowheads_20_10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1489d8" draw:marker-end="Arrowheads_20_11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1489d8" draw:marker-end="Arrowheads_20_12" draw:marker-end-width="0.3cm" draw:fill="none" draw:textarea-vertical-align="middle" loext:decorative="false"/>
    </style:style>
    <style:style style:name="gr9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1cm" fo:min-width="3.871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4cm" fo:min-width="1.24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536cm" fo:min-width="2.905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1489d8" draw:marker-end="Arrowheads_20_13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1489d8" draw:marker-end="Arrowheads_20_14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1489d8" draw:marker-end="Arrowheads_20_15" draw:marker-end-width="0.3cm" draw:fill="none" draw:textarea-vertical-align="middle" loext:decorative="false"/>
    </style:style>
    <style:style style:name="gr15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2.55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1489d8" draw:marker-end="Arrowheads_20_16" draw:marker-end-width="0.3cm" draw:fill="none" draw:textarea-vertical-align="middle" loext:decorative="false"/>
    </style:style>
    <style:style style:name="gr17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1cm" fo:min-width="2.184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1489d8" draw:marker-end="Arrowheads_20_17" draw:marker-end-width="0.3cm" draw:fill="none" draw:textarea-vertical-align="middle" loext:decorative="false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62cm" fo:min-width="2.008cm" fo:padding-top="0.03cm" fo:padding-bottom="0.03cm" fo:padding-left="0.05cm" fo:padding-right="0.05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1.774cm" fo:padding-top="0.03cm" fo:padding-bottom="0.03cm" fo:padding-left="0.05cm" fo:padding-right="0.05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color="#1489d8" draw:marker-end="Arrowheads_20_18" draw:marker-end-width="0.3cm" draw:fill="none" draw:textarea-vertical-align="middle" loext:decorative="false"/>
    </style:style>
    <style:style style:name="gr22" style:family="graphic" style:parent-style-name="standard">
      <style:graphic-properties draw:stroke="none" draw:fill="solid" draw:fill-color="#ffffff" fo:min-height="0.637cm" loext:decorative="false"/>
      <style:paragraph-properties style:writing-mode="lr-tb"/>
    </style:style>
    <style:style style:name="gr23" style:family="graphic" style:parent-style-name="objectwithoutfill">
      <style:graphic-properties svg:stroke-color="#1489d8" draw:marker-end="Arrowheads_20_19" draw:marker-end-width="0.3cm" draw:fill="none" draw:textarea-vertical-align="middle" loext:decorative="false"/>
    </style:style>
    <style:style style:name="gr24" style:family="graphic" style:parent-style-name="standard" style:list-style-name="L1">
      <style:graphic-properties draw:stroke="none" draw:fill="solid" draw:fill-color="#ffffff" fo:min-height="0.637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solid" draw:fill-color="#ffffff" fo:min-height="0.637cm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ffffff" fo:min-height="0.638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solid" draw:fill-color="#ffffff" fo:min-height="0.68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8pt" style:font-size-asian="10pt" style:font-size-complex="10pt"/>
    </style:style>
    <style:style style:name="P3" style:family="paragraph">
      <style:paragraph-properties fo:text-align="center"/>
      <style:text-properties style:font-name="Liberation Sans" fo:font-size="9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  <style:text-properties style:font-name="Liberation Sans" fo:font-size="9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9pt" fo:font-weight="bold" style:font-weight-asian="bold" style:font-weight-complex="bold"/>
    </style:style>
    <style:style style:name="P7" style:family="paragraph">
      <loext:graphic-properties draw:fill="none"/>
      <style:paragraph-properties fo:text-align="center" style:writing-mode="lr-tb"/>
      <style:text-properties fo:font-size="9pt" fo:font-weight="bold" style:font-weight-asian="bold" style:font-weight-complex="bold"/>
    </style:style>
    <style:style style:name="P8" style:family="paragraph">
      <style:paragraph-properties fo:text-align="center"/>
      <style:text-properties fo:font-size="9pt"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 style:writing-mode="lr-tb"/>
      <style:text-properties fo:font-size="9pt" fo:font-weight="normal" style:font-weight-asian="normal" style:font-weight-complex="normal"/>
    </style:style>
    <style:style style:name="P10" style:family="paragraph">
      <style:paragraph-properties fo:text-align="center"/>
      <style:text-properties fo:font-size="8pt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 style:writing-mode="lr-tb"/>
      <style:text-properties fo:font-size="8pt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  <style:text-properties fo:font-size="8pt" fo:font-style="normal" fo:font-weight="normal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margin-top="0.42cm" fo:margin-bottom="0.35cm" fo:text-align="center"/>
      <style:text-properties fo:font-size="8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8pt" style:font-size-asian="10pt" style:font-size-complex="10pt"/>
    </style:style>
    <style:style style:name="T1" style:family="text">
      <style:text-properties style:font-name="Liberation Sans" fo:font-size="9pt" style:font-size-asian="10pt" style:font-size-complex="10pt"/>
    </style:style>
    <style:style style:name="T2" style:family="text">
      <style:text-properties fo:font-size="9pt" fo:font-weight="bold" style:font-weight-asian="bold" style:font-weight-complex="bold"/>
    </style:style>
    <style:style style:name="T3" style:family="text">
      <style:text-properties fo:font-size="9pt" fo:font-weight="normal" style:font-weight-asian="normal" style:font-weight-complex="normal"/>
    </style:style>
    <style:style style:name="T4" style:family="text">
      <style:text-properties fo:font-size="7pt" fo:font-weight="normal" style:font-weight-asian="normal" style:font-weight-complex="normal"/>
    </style:style>
    <style:style style:name="T5" style:family="text">
      <style:text-properties fo:font-size="8pt" style:font-size-asian="10pt" style:font-size-complex="10pt"/>
    </style:style>
    <style:style style:name="T6" style:family="text">
      <style:text-properties fo:font-size="8pt" fo:font-style="normal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207cm" svg:y1="8.75cm" svg:x2="13.207cm" svg:y2="11.3cm" draw:start-shape="id1" draw:start-glue-point="8" draw:end-shape="id2" draw:end-glue-point="4" svg:d="M13207 8750v2550" svg:viewBox="0 0 1 2551">
          <text:p/>
        </draw:connector>
        <draw:connector draw:style-name="gr2" draw:text-style-name="P2" draw:layer="layout" draw:type="line" svg:x1="11.717cm" svg:y1="7.25cm" svg:x2="6cm" svg:y2="3.771cm" draw:start-shape="id1" draw:start-glue-point="6" draw:end-shape="id3" draw:end-glue-point="1" svg:d="M11717 7250l-5717-3479" svg:viewBox="0 0 5718 3480">
          <text:p/>
        </draw:connector>
        <draw:custom-shape draw:style-name="gr3" draw:text-style-name="P4" xml:id="id3" draw:id="id3" draw:layer="layout" svg:width="4.484cm" svg:height="0.642cm" svg:x="1.516cm" svg:y="3.45cm">
          <text:p text:style-name="P3"><text:span text:style-name="T1">picot_roles:574 (spou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1.93cm" svg:height="0.642cm" svg:x="2.793cm" svg:y="10.641cm">
          <text:p text:style-name="P3"><text:span text:style-name="T1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11.717cm" svg:y1="7.25cm" svg:x2="5.1cm" svg:y2="7.27cm" draw:start-shape="id1" draw:start-glue-point="6" draw:end-shape="id4" draw:end-glue-point="1" svg:d="M11717 7250l-6617 20" svg:viewBox="0 0 6618 21">
          <text:p/>
        </draw:connector>
        <draw:connector draw:style-name="gr6" draw:text-style-name="P2" draw:layer="layout" draw:type="line" svg:x1="11.717cm" svg:y1="7.25cm" svg:x2="4.723cm" svg:y2="10.962cm" draw:start-shape="id1" draw:start-glue-point="6" draw:end-shape="id5" draw:end-glue-point="1" svg:d="M11717 7250l-6994 3712" svg:viewBox="0 0 6995 3713">
          <text:p/>
        </draw:connector>
        <draw:connector draw:style-name="gr7" draw:text-style-name="P2" draw:layer="layout" draw:type="line" svg:x1="14.697cm" svg:y1="7.25cm" svg:x2="23.188cm" svg:y2="3.512cm" draw:start-shape="id1" draw:start-glue-point="10" draw:end-shape="id6" draw:end-glue-point="7" svg:d="M14697 7250l8491-3738" svg:viewBox="0 0 8492 3739">
          <text:p/>
        </draw:connector>
        <draw:connector draw:style-name="gr8" draw:text-style-name="P2" draw:layer="layout" draw:type="line" svg:x1="14.697cm" svg:y1="7.25cm" svg:x2="22.8cm" svg:y2="7.275cm" draw:start-shape="id1" draw:start-glue-point="10" draw:end-shape="id7" draw:end-glue-point="6" svg:d="M14697 7250l8103 25" svg:viewBox="0 0 8104 26">
          <text:p/>
        </draw:connector>
        <draw:custom-shape draw:style-name="gr9" draw:text-style-name="P4" xml:id="id8" draw:id="id8" draw:layer="layout" svg:width="4.371cm" svg:height="0.641cm" svg:x="1.573cm" svg:y="16.2cm">
          <text:p text:style-name="P3"><text:span text:style-name="T1">“Anna van Bure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0" draw:id="id10" draw:layer="layout" svg:width="1.749cm" svg:height="0.664cm" svg:x="9.184cm" svg:y="16.2cm">
          <text:p text:style-name="P3"><text:span text:style-name="T1">“Anna”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4" xml:id="id9" draw:id="id9" draw:layer="layout" svg:width="3.405cm" svg:height="0.786cm" svg:x="22.045cm" svg:y="16.078cm">
          <text:p text:style-name="P3"><text:span text:style-name="T1">“Bure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draw:type="line" svg:x1="11.882cm" svg:y1="12.625cm" svg:x2="3.758cm" svg:y2="16.2cm" draw:start-shape="id2" draw:start-glue-point="6" draw:end-shape="id8" draw:end-glue-point="0" svg:d="M11882 12625l-8124 3575" svg:viewBox="0 0 8125 3576">
          <text:p/>
        </draw:connector>
        <draw:connector draw:style-name="gr13" draw:text-style-name="P2" draw:layer="layout" draw:type="line" svg:x1="14.532cm" svg:y1="12.625cm" svg:x2="23.747cm" svg:y2="16.078cm" draw:start-shape="id2" draw:start-glue-point="10" draw:end-shape="id9" draw:end-glue-point="0" svg:d="M14532 12625l9215 3453" svg:viewBox="0 0 9216 3454">
          <text:p/>
        </draw:connector>
        <draw:connector draw:style-name="gr14" draw:text-style-name="P5" draw:layer="layout" draw:type="line" svg:x1="13.207cm" svg:y1="13.95cm" svg:x2="10.059cm" svg:y2="16.2cm" draw:start-shape="id2" draw:start-glue-point="8" draw:end-shape="id10" draw:end-glue-point="0" svg:d="M13207 13950l-3148 2250" svg:viewBox="0 0 3149 2251">
          <text:p/>
        </draw:connector>
        <draw:custom-shape draw:style-name="gr15" draw:text-style-name="P4" xml:id="id11" draw:id="id11" draw:layer="layout" svg:width="3.05cm" svg:height="0.642cm" svg:x="22.4cm" svg:y="11.808cm">
          <text:p text:style-name="P3"><text:span text:style-name="T1">sdo:Fem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draw:type="line" svg:x1="14.697cm" svg:y1="7.25cm" svg:x2="22.4cm" svg:y2="12.129cm" draw:start-shape="id1" draw:start-glue-point="10" draw:end-shape="id11" draw:end-glue-point="3" svg:d="M14697 7250l7703 4879" svg:viewBox="0 0 7704 4880">
          <text:p/>
        </draw:connector>
        <draw:custom-shape draw:style-name="gr17" draw:text-style-name="P4" xml:id="id4" draw:id="id4" draw:layer="layout" svg:width="2.684cm" svg:height="0.641cm" svg:x="2.416cm" svg:y="6.95cm">
          <text:p text:style-name="P3"><text:span text:style-name="T1">“Haarle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" draw:layer="layout" draw:type="line" svg:x1="13.207cm" svg:y1="5.75cm" svg:x2="13.207cm" svg:y2="3.85cm" draw:start-shape="id1" draw:start-glue-point="4" draw:end-shape="id12" draw:end-glue-point="8" svg:d="M13207 5750v-1900" svg:viewBox="0 0 1 1901">
          <text:p/>
        </draw:connector>
        <draw:custom-shape draw:style-name="gr19" draw:text-style-name="P7" xml:id="id1" draw:id="id1" draw:layer="layout" svg:width="2.98cm" svg:height="3cm" svg:x="11.717cm" svg:y="5.75cm">
          <text:p text:style-name="P6"><text:span text:style-name="T2">Person</text:span></text:p>
          <text:p text:style-name="P6"><text:span text:style-name="T2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12" draw:id="id12" draw:layer="layout" svg:width="2.65cm" svg:height="2.65cm" svg:x="11.882cm" svg:y="1.2cm">
          <text:p text:style-name="P8"><text:span text:style-name="T3">Source</text:span></text:p>
          <text:p text:style-name="P8"><text:span text:style-name="T4">sdo:</text:span></text:p>
          <text:p text:style-name="P8"><text:span text:style-name="T4">Archive Compon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7" draw:id="id7" draw:layer="layout" svg:width="2.65cm" svg:height="2.65cm" svg:x="22.8cm" svg:y="5.95cm">
          <text:p text:style-name="P8"><text:span text:style-name="T3">Person</text:span></text:p>
          <text:p text:style-name="P8"><text:span text:style-name="T3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6" draw:id="id6" draw:layer="layout" svg:width="2.65cm" svg:height="2.65cm" svg:x="22.8cm" svg:y="1.25cm">
          <text:p text:style-name="P8"><text:span text:style-name="T3">Person</text:span></text:p>
          <text:p text:style-name="P8"><text:span text:style-name="T3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2" draw:id="id2" draw:layer="layout" svg:width="2.65cm" svg:height="2.65cm" svg:x="11.882cm" svg:y="11.3cm">
          <text:p text:style-name="P10"><text:span text:style-name="T3">Person</text:span></text:p>
          <text:p text:style-name="P10"><text:span text:style-name="T3">Name</text:span></text:p>
          <text:p text:style-name="P10"><text:span text:style-name="T4">pnv:</text:span></text:p>
          <text:p text:style-name="P10"><text:span text:style-name="T4">Person</text:span></text:p>
          <text:p text:style-name="P10"><text:span text:style-name="T4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13" draw:id="id13" draw:layer="layout" svg:width="2.65cm" svg:height="2.65cm" svg:x="17.1cm" svg:y="1.25cm">
          <text:p text:style-name="P8"><text:span text:style-name="T3">LifeEvent</text:span></text:p>
          <text:p text:style-name="P8"><text:span text:style-name="T3">(marriag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2" draw:layer="layout" draw:type="line" svg:x1="14.261cm" svg:y1="6.189cm" svg:x2="17.488cm" svg:y2="3.512cm" draw:start-shape="id1" draw:start-glue-point="11" draw:end-shape="id13" draw:end-glue-point="7" svg:d="M14261 6189l3227-2677" svg:viewBox="0 0 3228 2678">
          <text:p/>
        </draw:connector>
        <draw:frame draw:style-name="gr22" draw:text-style-name="P14" draw:layer="layout" svg:width="2.153cm" svg:height="0.887cm" svg:x="7.597cm" svg:y="4.95cm">
          <draw:text-box>
            <text:p text:style-name="P13"><text:span text:style-name="T5">picom:</text:span></text:p>
            <text:p text:style-name="P13"><text:span text:style-name="T5">hasRole</text:span></text:p>
          </draw:text-box>
        </draw:frame>
        <draw:frame draw:style-name="gr22" draw:text-style-name="P14" draw:layer="layout" svg:width="2.25cm" svg:height="0.887cm" svg:x="7.35cm" svg:y="8.458cm">
          <draw:text-box>
            <text:p text:style-name="P13"><text:span text:style-name="T5">picom:</text:span></text:p>
            <text:p text:style-name="P13"><text:span text:style-name="T5">hasAge</text:span></text:p>
          </draw:text-box>
        </draw:frame>
        <draw:frame draw:style-name="gr22" draw:text-style-name="P14" draw:layer="layout" svg:width="2.25cm" svg:height="0.887cm" svg:x="10.7cm" svg:y="14.45cm">
          <draw:text-box>
            <text:p text:style-name="P13"><text:span text:style-name="T5">pnv:</text:span></text:p>
            <text:p text:style-name="P13"><text:span text:style-name="T5">givenName</text:span></text:p>
          </draw:text-box>
        </draw:frame>
        <draw:frame draw:style-name="gr22" draw:text-style-name="P14" draw:layer="layout" svg:width="2.25cm" svg:height="0.887cm" svg:x="6.7cm" svg:y="13.95cm">
          <draw:text-box>
            <text:p text:style-name="P13"><text:span text:style-name="T5">pnv:</text:span></text:p>
            <text:p text:style-name="P13"><text:span text:style-name="T5">literalName</text:span></text:p>
          </draw:text-box>
        </draw:frame>
        <draw:custom-shape draw:style-name="gr10" draw:text-style-name="P4" xml:id="id14" draw:id="id14" draw:layer="layout" svg:width="1.749cm" svg:height="0.664cm" svg:x="14.985cm" svg:y="16.2cm">
          <text:p text:style-name="P3"><text:span text:style-name="T1">“van”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3" draw:text-style-name="P1" draw:layer="layout" draw:type="line" svg:x1="13.207cm" svg:y1="13.95cm" svg:x2="15.86cm" svg:y2="16.2cm" draw:start-shape="id2" draw:start-glue-point="8" draw:end-shape="id14" draw:end-glue-point="0" svg:d="M13207 13950l2653 2250" svg:viewBox="0 0 2654 2251">
          <text:p/>
        </draw:connector>
        <draw:frame draw:style-name="gr22" draw:text-style-name="P14" draw:layer="layout" svg:width="2.5cm" svg:height="0.887cm" svg:x="13.2cm" svg:y="14.451cm">
          <draw:text-box>
            <text:p text:style-name="P13"><text:span text:style-name="T5">pnv:</text:span></text:p>
            <text:p text:style-name="P13"><text:span text:style-name="T5">surnamePrefix</text:span></text:p>
          </draw:text-box>
        </draw:frame>
        <draw:frame draw:style-name="gr24" draw:text-style-name="P16" draw:layer="layout" svg:width="2.5cm" svg:height="0.887cm" svg:x="17.55cm" svg:y="13.95cm">
          <draw:text-box>
            <text:p text:style-name="P15"><text:span text:style-name="T5">pnv:</text:span></text:p>
            <text:p text:style-name="P15"><text:span text:style-name="T5">baseSurname</text:span></text:p>
          </draw:text-box>
        </draw:frame>
        <draw:frame draw:style-name="gr25" draw:text-style-name="P16" draw:layer="layout" svg:width="2.25cm" svg:height="0.887cm" svg:x="15cm" svg:y="4.25cm">
          <draw:text-box>
            <text:p text:style-name="P15"><text:span text:style-name="T6">picom:</text:span></text:p>
            <text:p text:style-name="P15"><text:span text:style-name="T6">hasLifeEvent</text:span></text:p>
          </draw:text-box>
        </draw:frame>
        <draw:frame draw:style-name="gr22" draw:text-style-name="P14" draw:layer="layout" svg:width="2.25cm" svg:height="0.887cm" svg:x="17.8cm" svg:y="4.95cm">
          <draw:text-box>
            <text:p text:style-name="P15"><text:span text:style-name="T5">sdo:</text:span></text:p>
            <text:p text:style-name="P15"><text:span text:style-name="T5">spouse</text:span></text:p>
          </draw:text-box>
        </draw:frame>
        <draw:frame draw:style-name="gr22" draw:text-style-name="P14" draw:layer="layout" svg:width="2.25cm" svg:height="0.887cm" svg:x="17.8cm" svg:y="9.563cm">
          <draw:text-box>
            <text:p text:style-name="P15"><text:span text:style-name="T5">sdo:</text:span></text:p>
            <text:p text:style-name="P15"><text:span text:style-name="T5">gender</text:span></text:p>
          </draw:text-box>
        </draw:frame>
        <draw:frame draw:style-name="gr22" draw:text-style-name="P14" draw:layer="layout" svg:width="2.5cm" svg:height="0.887cm" svg:x="11.957cm" svg:y="9.5cm">
          <draw:text-box>
            <text:p text:style-name="P13"><text:span text:style-name="T5">sdo:</text:span></text:p>
            <text:p text:style-name="P13"><text:span text:style-name="T5">additionalName</text:span></text:p>
          </draw:text-box>
        </draw:frame>
        <draw:frame draw:style-name="gr26" draw:text-style-name="P14" draw:layer="layout" svg:width="2.85cm" svg:height="0.888cm" svg:x="11.782cm" svg:y="4.5cm">
          <draw:text-box>
            <text:p text:style-name="P13"><text:span text:style-name="T5">prov:</text:span></text:p>
            <text:p text:style-name="P13"><text:span text:style-name="T5">hadPrimarySource</text:span></text:p>
          </draw:text-box>
        </draw:frame>
        <draw:frame draw:style-name="gr22" draw:text-style-name="P14" draw:layer="layout" svg:width="2.5cm" svg:height="0.887cm" svg:x="11.957cm" svg:y="9.501cm">
          <draw:text-box>
            <text:p text:style-name="P13"><text:span text:style-name="T5">sdo:</text:span></text:p>
            <text:p text:style-name="P13"><text:span text:style-name="T5">additionalName</text:span></text:p>
          </draw:text-box>
        </draw:frame>
        <draw:frame draw:style-name="gr22" draw:text-style-name="P16" draw:layer="layout" svg:width="1.6cm" svg:height="0.887cm" svg:x="18.35cm" svg:y="6.801cm">
          <draw:text-box>
            <text:p text:style-name="P15"><text:span text:style-name="T5">sdo:</text:span></text:p>
            <text:p text:style-name="P15"><text:span text:style-name="T5">parent</text:span></text:p>
          </draw:text-box>
        </draw:frame>
        <draw:frame draw:style-name="gr27" draw:text-style-name="P16" draw:layer="layout" svg:width="2.45cm" svg:height="0.939cm" svg:x="7.2cm" svg:y="6.75cm">
          <draw:text-box>
            <text:p text:style-name="P15"><text:span text:style-name="T5">sdo:</text:span></text:p>
            <text:p text:style-name="P15"><text:span text:style-name="T5">birthPlac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fffff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18T18:05:51.840084133</meta:creation-date>
    <dc:date>2026-01-29T14:20:31.236542287</dc:date>
    <meta:editing-duration>PT21H34M44S</meta:editing-duration>
    <meta:editing-cycles>32</meta:editing-cycles>
    <meta:generator>LibreOffice/25.8.3.2$Linux_X86_64 LibreOffice_project/580$Build-2</meta:generator>
    <meta:document-statistic meta:object-count="41"/>
  </office:meta>
</office:document-meta>
</file>